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52cm" svg:stroke-color="#000000" draw:marker-start-width="0.427cm" draw:marker-end-width="0.427cm" draw:fill="none" draw:fill-color="#ffffff" draw:auto-grow-height="true" draw:auto-grow-width="false" fo:max-height="0cm" fo:min-height="2.11cm" fo:padding-top="0.2cm" fo:padding-bottom="0.2cm" fo:padding-left="0.325cm" fo:padding-right="0.325cm"/>
    </style:style>
    <style:style style:name="gr2" style:family="graphic" style:parent-style-name="standard">
      <style:graphic-properties draw:stroke="solid" svg:stroke-width="0.152cm" svg:stroke-color="#000000" draw:marker-start-width="0.427cm" draw:marker-end-width="0.427cm" draw:fill="none" draw:fill-color="#ffffff" draw:auto-grow-height="true" draw:auto-grow-width="false" fo:max-height="0cm" fo:min-height="1.407cm" fo:padding-top="0.2cm" fo:padding-bottom="0.2cm" fo:padding-left="0.325cm" fo:padding-right="0.325cm"/>
    </style:style>
    <style:style style:name="gr3" style:family="graphic" style:parent-style-name="standard">
      <style:graphic-properties draw:stroke="solid" svg:stroke-width="0.152cm" svg:stroke-color="#000000" draw:marker-start-width="0.427cm" draw:marker-end-width="0.427cm" draw:fill="none" draw:fill-color="#ffffff" draw:auto-grow-height="true" draw:auto-grow-width="false" fo:max-height="0cm" fo:min-height="1.527cm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3.556cm" svg:height="2.51cm" svg:x="2.394cm" svg:y="12.048cm">
          <draw:text-box>
            <text:p text:style-name="P1">“catalog”</text:p>
            <text:p text:style-name="P1">Main </text:p>
            <text:p text:style-name="P1">Catalog</text:p>
          </draw:text-box>
        </draw:frame>
        <draw:frame draw:style-name="gr2" draw:text-style-name="P2" draw:layer="layout" svg:width="3.556cm" svg:height="1.807cm" svg:x="2.394cm" svg:y="15.349cm">
          <draw:text-box>
            <text:p text:style-name="P1">“quasar” </text:p>
            <text:p text:style-name="P1">Catalog</text:p>
          </draw:text-box>
        </draw:frame>
        <draw:frame draw:style-name="gr3" draw:text-style-name="P2" draw:layer="layout" svg:width="5.858cm" svg:height="1.927cm" svg:x="1.27cm" svg:y="9.249cm">
          <draw:text-box>
            <text:p text:style-name="P1">Survey Group </text:p>
            <text:p text:style-name="P1">e.g. “SDSS_DR7”</text:p>
          </draw:text-box>
        </draw:frame>
        <draw:frame draw:style-name="gr3" draw:text-style-name="P2" draw:layer="layout" svg:width="5.334cm" svg:height="1.927cm" svg:x="8.294cm" svg:y="7.95cm">
          <draw:text-box>
            <text:p text:style-name="P1">“meta”</text:p>
            <text:p text:style-name="P1">Meta Table</text:p>
          </draw:text-box>
        </draw:frame>
        <draw:frame draw:style-name="gr3" draw:text-style-name="P2" draw:layer="layout" svg:width="5.334cm" svg:height="1.927cm" svg:x="8.294cm" svg:y="11.251cm">
          <draw:text-box>
            <text:p text:style-name="P1">“spec”</text:p>
            <text:p text:style-name="P1">Spectra ndarray</text:p>
          </draw:text-box>
        </draw:frame>
        <draw:line draw:style-name="gr4" draw:text-style-name="P3" draw:layer="layout" svg:x1="7.128cm" svg:y1="9.906cm" svg:x2="8.294cm" svg:y2="9.144cm">
          <text:p/>
        </draw:line>
        <draw:line draw:style-name="gr4" draw:text-style-name="P3" draw:layer="layout" svg:x1="7.128cm" svg:y1="9.906cm" svg:x2="8.294cm" svg:y2="9.144cm">
          <text:p/>
        </draw:line>
        <draw:line draw:style-name="gr4" draw:text-style-name="P3" draw:layer="layout" svg:x1="7.128cm" svg:y1="10.706cm" svg:x2="8.294cm" svg:y2="11.43cm">
          <text:p/>
        </draw:line>
        <draw:line draw:style-name="gr4" draw:text-style-name="P3" draw:layer="layout" svg:x1="13.628cm" svg:y1="13.206cm" svg:x2="14.794cm" svg:y2="16.764cm">
          <text:p/>
        </draw:line>
        <draw:frame draw:style-name="gr1" draw:text-style-name="P2" draw:layer="layout" svg:width="5.334cm" svg:height="2.51cm" svg:x="14.794cm" svg:y="15.452cm">
          <draw:text-box>
            <text:p text:style-name="P1">“co”</text:p>
            <text:p text:style-name="P1">Continuum</text:p>
            <text:p text:style-name="P1">(optional)</text:p>
          </draw:text-box>
        </draw:frame>
        <draw:frame draw:style-name="gr3" draw:text-style-name="P2" draw:layer="layout" svg:width="5.334cm" svg:height="1.927cm" svg:x="14.794cm" svg:y="13.152cm">
          <draw:text-box>
            <text:p text:style-name="P1">“sig”</text:p>
            <text:p text:style-name="P1">1sigma Error</text:p>
          </draw:text-box>
        </draw:frame>
        <draw:frame draw:style-name="gr3" draw:text-style-name="P2" draw:layer="layout" svg:width="5.334cm" svg:height="1.927cm" svg:x="14.794cm" svg:y="10.853cm">
          <draw:text-box>
            <text:p text:style-name="P1">“flux”</text:p>
            <text:p text:style-name="P1">Flux</text:p>
          </draw:text-box>
        </draw:frame>
        <draw:frame draw:style-name="gr3" draw:text-style-name="P2" draw:layer="layout" svg:width="5.334cm" svg:height="1.927cm" svg:x="14.794cm" svg:y="8.554cm">
          <draw:text-box>
            <text:p text:style-name="P1">“wave”</text:p>
            <text:p text:style-name="P1">Wavelength</text:p>
          </draw:text-box>
        </draw:frame>
        <draw:line draw:style-name="gr4" draw:text-style-name="P3" draw:layer="layout" svg:x1="13.628cm" svg:y1="12.506cm" svg:x2="14.794cm" svg:y2="13.97cm">
          <text:p/>
        </draw:line>
        <draw:line draw:style-name="gr4" draw:text-style-name="P3" draw:layer="layout" svg:x1="13.628cm" svg:y1="12.006cm" svg:x2="14.794cm" svg:y2="12.006cm">
          <text:p/>
        </draw:line>
        <draw:line draw:style-name="gr4" draw:text-style-name="P3" draw:layer="layout" svg:x1="13.628cm" svg:y1="11.206cm" svg:x2="14.794cm" svg:y2="9.398cm">
          <text:p/>
        </draw:line>
        <draw:line draw:style-name="gr4" draw:text-style-name="P3" draw:layer="layout" svg:x1="4.164cm" svg:y1="15.349cm" svg:x2="4.164cm" svg:y2="14.558cm">
          <text:p/>
        </draw:line>
        <draw:line draw:style-name="gr4" draw:text-style-name="P3" draw:layer="layout" svg:x1="4.164cm" svg:y1="12.018cm" svg:x2="4.164cm" svg:y2="11.227cm">
          <text:p/>
        </draw:line>
        <draw:line draw:style-name="gr4" draw:text-style-name="P3" draw:layer="layout" svg:x1="11.064cm" svg:y1="11.25cm" svg:x2="11.064cm" svg:y2="9.828cm">
          <text:p/>
        </draw:line>
        <draw:line draw:style-name="gr4" draw:text-style-name="P3" draw:layer="layout" svg:x1="17.564cm" svg:y1="10.885cm" svg:x2="17.564cm" svg:y2="10.428cm">
          <text:p/>
        </draw:line>
        <draw:line draw:style-name="gr4" draw:text-style-name="P3" draw:layer="layout" svg:x1="17.564cm" svg:y1="10.886cm" svg:x2="17.564cm" svg:y2="10.429cm">
          <text:p/>
        </draw:line>
        <draw:line draw:style-name="gr4" draw:text-style-name="P3" draw:layer="layout" svg:x1="17.564cm" svg:y1="13.187cm" svg:x2="17.564cm" svg:y2="12.73cm">
          <text:p/>
        </draw:line>
        <draw:line draw:style-name="gr4" draw:text-style-name="P3" draw:layer="layout" svg:x1="17.564cm" svg:y1="15.487cm" svg:x2="17.564cm" svg:y2="15.03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Prochaska</meta:initial-creator>
    <meta:creation-date>2016-08-18T13:45:04.616887000</meta:creation-date>
    <dc:date>2016-10-03T12:27:19.110557000</dc:date>
    <dc:creator>Jason Prochaska</dc:creator>
    <meta:editing-duration>PT25M19S</meta:editing-duration>
    <meta:editing-cycles>11</meta:editing-cycles>
    <meta:generator>LibreOffice/4.4.2.2$MacOSX_X86_64 LibreOffice_project/c4c7d32d0d49397cad38d62472b0bc8acff48dd6</meta:generator>
    <meta:document-statistic meta:object-count="46"/>
  </office:meta>
</office:document-meta>
</file>